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04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6.535cm"/>
    </style:style>
    <style:style style:name="co5" style:family="table-column">
      <style:table-column-properties fo:break-before="auto" style:column-width="4.1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osting7-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2" table:default-cell-style-name="ce9"/>
        <table:table-column table:style-name="co3" table:default-cell-style-name="ce11"/>
        <table:table-column table:style-name="co4" table:default-cell-style-name="ce13"/>
        <table:table-column table:style-name="co5" table:default-cell-style-name="ce11"/>
        <table:table-row table:style-name="ro1">
          <table:table-cell office:value-type="string" calcext:value-type="string">
            <text:p>13.11.21, 00:58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8" office:value-type="string" calcext:value-type="string">
            <text:p>Ablehnend</text:p>
          </table:table-cell>
          <table:table-cell table:style-name="ce10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10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eiheitliche und Unabhängige FPÖ Maria Enzersdorf - OFFENBAR AUS GUTEM GRUND!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eiheitliche und Unabhängige FPÖ Maria Enzersdorf - OFFENBAR AUS GUTEM G…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eiheitliche und Unabhängige FPÖ Maria Enzersdor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ENBAR AUS GUTEM GRUND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bile Uploads · 3. Juli ·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 Originalgröße anzeigen · Weitere Option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pa: XXX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179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11 Kommentare 90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2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0 Mal geteil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laus Eb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m mueckenstich is des wursch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r Weiss alles bes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fas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eiheitliche und Unabhängige FPÖ Maria Enzersdorf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laus Ebner ...wie wir wissen, ist sein Wissen beschränkt! Und er ist unfrei von seinem Chef,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m Kanzle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deltraud Hr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laus Ebner genauso wie der Bk, sich über alles und jeden hinwegsetz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laus Eb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deltraud Hron sehr gefährlich wenn schief geht is keiner die schuld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mariaenzersdorf/photos/a.1231660866851823/6104830779534783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0:5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eiheitliche und Unabhängige FPÖ Maria Enzersdorf - OFFENBAR AUS GUTEM GRUND! | Facebook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deltraud Hron sehr gefährlich wenn schief geht is keiner die schu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Greifene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Österreich ist klüger und impft weiter, wir wissen es besser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fas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eiheitliche und Unabhängige FPÖ Maria Enzersdorf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Greifeneder ...wenn sie freiwillig ist, dann ist es Ok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ber jeder direkte oder indirekte Zwang zur Impfung ist grund-und verfassungsrechtl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zulehnen. Jeder kann mit seinem Körper tun, was er will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grid Macheksilig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eiheitliche und Unabhängige FPÖ Maria Enzersdorf hab von der pockenimpfung,die i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ls kleinkind bekommen eine spastische lähmung,ich lass mir mein ,gsd,trotzd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verlässiges immunsystem 100 prozentig net zerstör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fas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eiheitliche und Unabhängige FPÖ Maria Enzersdorf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Greifeneder Ihre freie Entscheidung und damit Ihre Verantwortung - ist Ok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Greifene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eiheitliche und Unabhängige FPÖ Maria Enzersdorf es war irgendwie sarkastis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emeint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ena Rad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VE THE CHILDREN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Mon. Gefällt mir 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deltraud Hr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T ZU GEFÄHRLI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 fäl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 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mariaenzersdorf/photos/a.1231660866851823/6104830779534783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0:5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eiheitliche und Unabhängige FPÖ Maria Enzersdorf - OFFENBAR AUS GUTEM GRUND!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mariaenzersdorf/photos/a.1231660866851823/6104830779534783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number-columns-repeated="5" table:style-name="ce6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7" table:formula="of:=COUNTIF([.C$1:.C$1048576];&quot;X&quot;)" office:value-type="float" office:value="7" calcext:value-type="float">
            <text:p>7</text:p>
          </table:table-cell>
          <table:table-cell table:style-name="ce7" table:formula="of:=COUNTIF([.D$1:.D$1048576];&quot;X&quot;)" office:value-type="float" office:value="0" calcext:value-type="float">
            <text:p>0</text:p>
          </table:table-cell>
          <table:table-cell table:style-name="ce7" table:formula="of:=COUNTIF([.E$1:.E$1048576];&quot;X&quot;)" office:value-type="float" office:value="0" calcext:value-type="float">
            <text:p>0</text:p>
          </table:table-cell>
          <table:table-cell table:style-name="ce7" table:formula="of:=COUNTIF([.F$1:.F$1048576];&quot;X&quot;)" office:value-type="float" office:value="4" calcext:value-type="float">
            <text:p>4</text:p>
          </table:table-cell>
          <table:table-cell table:style-name="ce7" table:formula="of:=COUNTIF([.G$1:.G$1048576];&quot;X&quot;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C222];[.D222];[.F222])"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  <table:table-cell table:style-name="ce10" office:value-type="string" calcext:value-type="string">
            <text:p>Gesamt</text:p>
          </table:table-cell>
        </table:table-row>
        <table:table-row table:style-name="ro1" table:number-rows-repeated="104835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.00.0000</text:date>, <text:time style:data-style-name="N2" text:time-value="23:11:46.912047702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3T23:25:30.041704158</dc:date>
    <meta:editing-duration>PT2M52S</meta:editing-duration>
    <meta:editing-cycles>3</meta:editing-cycles>
    <meta:document-statistic meta:table-count="1" meta:cell-count="151" meta:object-count="0"/>
  </office:meta>
</office:document-meta>
</file>